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4" table:default-cell-style-name="ce7"/>
        <table:table-column table:style-name="co8" table:default-cell-style-name="ce7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Point Value</text:p>
          </table:table-cell>
          <table:table-cell table:style-name="ce1" office:value-type="string">
            <text:p>Minimum Player Score</text:p>
          </table:table-cell>
          <table:table-cell table:style-name="ce1" office:value-type="string">
            <text:p>Max Instance Per Wave</text:p>
          </table:table-cell>
          <table:table-cell table:style-name="ce1" table:number-columns-repeated="5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7"/>
          <table:table-cell table:style-name="Default" table:number-columns-repeated="5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8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Pounce and Stalk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Spinning Top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1" table:default-cell-style-name="Default"/>
        <table:table-column table:style-name="co8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MineLayer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office:value-type="string">
            <text:p>Max Lifetime</text:p>
          </table:table-cell>
          <table:table-cell office:value-type="string">
            <text:p>Firing Rate</text:p>
          </table:table-cell>
          <table:table-cell table:number-columns-repeated="8"/>
        </table:table-row>
        <table:table-row table:style-name="ro2">
          <table:table-cell table:style-name="ce2" office:value-type="string">
            <text:p>DamageTouch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 table:number-rows-repeated="12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0">10/10/2008</text:date>, <text:time>14:1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10-10T14:10:05</dc:date>
    <meta:editing-cycles>38</meta:editing-cycles>
    <meta:editing-duration>PT18H30M28S</meta:editing-duration>
    <meta:user-defined meta:name="Info 1"/>
    <meta:user-defined meta:name="Info 2"/>
    <meta:user-defined meta:name="Info 3"/>
    <meta:user-defined meta:name="Info 4"/>
    <meta:document-statistic meta:table-count="5" meta:cell-count="233"/>
  </office:meta>
</office:document-meta>
</file>